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335in"/>
    </style:style>
    <style:style style:name="co3" style:family="table-column">
      <style:table-column-properties fo:break-before="auto" style:column-width="3.5484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1.5756in"/>
    </style:style>
    <style:style style:name="co6" style:family="table-column">
      <style:table-column-properties fo:break-before="auto" style:column-width="1.5862in"/>
    </style:style>
    <style:style style:name="co7" style:family="table-column">
      <style:table-column-properties fo:break-before="auto" style:column-width="0.9543in"/>
    </style:style>
    <style:style style:name="co8" style:family="table-column">
      <style:table-column-properties fo:break-before="auto" style:column-width="3.4626in"/>
    </style:style>
    <style:style style:name="co9" style:family="table-column">
      <style:table-column-properties fo:break-before="auto" style:column-width="1.2862in"/>
    </style:style>
    <style:style style:name="co10" style:family="table-column">
      <style:table-column-properties fo:break-before="auto" style:column-width="1.372in"/>
    </style:style>
    <style:style style:name="co11" style:family="table-column">
      <style:table-column-properties fo:break-before="auto" style:column-width="0.4638in"/>
    </style:style>
    <style:style style:name="co12" style:family="table-column">
      <style:table-column-properties fo:break-before="auto" style:column-width="1.2898in"/>
    </style:style>
    <style:style style:name="co13" style:family="table-column">
      <style:table-column-properties fo:break-before="auto" style:column-width="4.2811in"/>
    </style:style>
    <style:style style:name="co14" style:family="table-column">
      <style:table-column-properties fo:break-before="auto" style:column-width="0.7965in"/>
    </style:style>
    <style:style style:name="co15" style:family="table-column">
      <style:table-column-properties fo:break-before="auto" style:column-width="1.2681in"/>
    </style:style>
    <style:style style:name="co16" style:family="table-column">
      <style:table-column-properties fo:break-before="auto" style:column-width="1.386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8" style:family="table-cell" style:parent-style-name="Default" style:data-style-name="N73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lient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1017" table:default-cell-style-name="ce4"/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Guillem Amorós</text:p>
          </table:table-cell>
          <table:table-cell table:style-name="ce3" office:value-type="string" calcext:value-type="string">
            <text:p>Carrer Torrents, 7, 08105 Sant Fost de Campsentelles, Barcelona</text:p>
          </table:table-cell>
          <table:table-cell office:value-type="float" office:value="600147523" calcext:value-type="float">
            <text:p>600147523</text:p>
          </table:table-cell>
          <table:table-cell office:value-type="string" calcext:value-type="string">
            <text:p><text:a xlink:href="mailto:guillem@mail.com" xlink:type="simple">guillem@mail.com</text:a>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Laura Molina</text:p>
          </table:table-cell>
          <table:table-cell table:style-name="Default" office:value-type="string" calcext:value-type="string">
            <text:p>Travessia Sant Nicasi, 25-5, 08850 Gavà, Barcelona</text:p>
          </table:table-cell>
          <table:table-cell office:value-type="float" office:value="600147523" calcext:value-type="float">
            <text:p>600147523</text:p>
          </table:table-cell>
          <table:table-cell office:value-type="string" calcext:value-type="string">
            <text:p><text:a xlink:href="mailto:laura@mail.com" xlink:type="simple">laura@mail.com</text:a>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ULL</text:p>
          </table:table-cell>
          <table:table-cell table:style-name="ce5" office:value-type="string" calcext:value-type="string">
            <text:p>Ángeles Serrano</text:p>
          </table:table-cell>
          <table:table-cell table:style-name="Default" office:value-type="string" calcext:value-type="string">
            <text:p>Venta de Baños, 34200, Palencia</text:p>
          </table:table-cell>
          <table:table-cell office:value-type="float" office:value="665422647" calcext:value-type="float">
            <text:p>665422647</text:p>
          </table:table-cell>
          <table:table-cell office:value-type="string" calcext:value-type="string">
            <text:p><text:a xlink:href="mailto:angeles@mail.com" xlink:type="simple">angeles@mail.com</text:a>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ULL</text:p>
          </table:table-cell>
          <table:table-cell table:style-name="ce5" office:value-type="string" calcext:value-type="string">
            <text:p>Manuela Ruiz</text:p>
          </table:table-cell>
          <table:table-cell table:style-name="Default" office:value-type="string" calcext:value-type="string">
            <text:p>Travessia Sant Nicasi, 25-5, 08850 Gavà, Barcelona</text:p>
          </table:table-cell>
          <table:table-cell office:value-type="float" office:value="686843402" calcext:value-type="float">
            <text:p>686843402</text:p>
          </table:table-cell>
          <table:table-cell office:value-type="string" calcext:value-type="string">
            <text:p><text:a xlink:href="mailto:manuela@mail.com" xlink:type="simple">manuela@mail.com</text:a>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ULL</text:p>
          </table:table-cell>
          <table:table-cell table:style-name="ce5" office:value-type="string" calcext:value-type="string">
            <text:p>Belén Lozano</text:p>
          </table:table-cell>
          <table:table-cell table:style-name="Default" office:value-type="string" calcext:value-type="string">
            <text:p>C. Francisco Sarmiento, 13, 09006 Burgos</text:p>
          </table:table-cell>
          <table:table-cell office:value-type="float" office:value="620741740" calcext:value-type="float">
            <text:p>620741740</text:p>
          </table:table-cell>
          <table:table-cell office:value-type="string" calcext:value-type="string">
            <text:p><text:a xlink:href="mailto:belen@mail.com" xlink:type="simple">belen@mail.com</text:a>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ULL</text:p>
          </table:table-cell>
          <table:table-cell table:style-name="ce5" office:value-type="string" calcext:value-type="string">
            <text:p>Ángeles Navarro</text:p>
          </table:table-cell>
          <table:table-cell table:style-name="Default" office:value-type="string" calcext:value-type="string">
            <text:p>Passeig de Vilanova, 52-58, 08870 Sitges, Barcelona</text:p>
          </table:table-cell>
          <table:table-cell office:value-type="float" office:value="797548912" calcext:value-type="float">
            <text:p>797548912</text:p>
          </table:table-cell>
          <table:table-cell office:value-type="string" calcext:value-type="string">
            <text:p><text:a xlink:href="mailto:angeles@mail.com" xlink:type="simple">angeles@mail.com</text:a></text:p>
          </table:table-cell>
          <table:table-cell table:style-name="ce8" office:value-type="date" office:date-value="2025-04-04T08:54:56" calcext:value-type="date">
            <text:p>2025-04-04 08:54:56</text:p>
          </table:table-cell>
          <table:table-cell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LL</text:p>
          </table:table-cell>
          <table:table-cell table:style-name="ce5" office:value-type="string" calcext:value-type="string">
            <text:p>Ricardo Cortés</text:p>
          </table:table-cell>
          <table:table-cell table:style-name="ce5" office:value-type="string" calcext:value-type="string">
            <text:p>Av. de Joaquin Fernandez Vallejo, 29, 39300 Torrelavega, Cantabria</text:p>
          </table:table-cell>
          <table:table-cell office:value-type="float" office:value="666401780" calcext:value-type="float">
            <text:p>666401780</text:p>
          </table:table-cell>
          <table:table-cell office:value-type="string" calcext:value-type="string">
            <text:p><text:a xlink:href="mailto:ricardo@mail.com" xlink:type="simple">ricardo@mail.com</text:a>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ULL</text:p>
          </table:table-cell>
          <table:table-cell table:style-name="ce5" office:value-type="string" calcext:value-type="string">
            <text:p>Manuel Gil</text:p>
          </table:table-cell>
          <table:table-cell table:style-name="ce5" office:value-type="string" calcext:value-type="string">
            <text:p>C. Poeta José Luis Hidalgo, 5, 39300 Torrelavega, Cantabria</text:p>
          </table:table-cell>
          <table:table-cell office:value-type="float" office:value="639078363" calcext:value-type="float">
            <text:p>639078363</text:p>
          </table:table-cell>
          <table:table-cell office:value-type="string" calcext:value-type="string">
            <text:p><text:a xlink:href="mailto:manu@mail.com" xlink:type="simple">manu@mail.com</text:a></text:p>
          </table:table-cell>
          <table:table-cell table:style-name="ce8" office:value-type="date" office:date-value="2025-01-06T08:54:56" calcext:value-type="date">
            <text:p>2025-01-06 08:54:56</text:p>
          </table:table-cell>
          <table:table-cell office:value-type="string" calcext:value-type="string">
            <text:p>NULL</text:p>
          </table:table-cell>
          <table:table-cell table:number-columns-repeated="1016"/>
        </table:table-row>
        <table:table-row table:style-name="ro2" table:number-rows-repeated="1048567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employees" table:style-name="ta1">
        <table:table-column table:style-name="co1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" table:number-columns-repeated="1019" table:default-cell-style-name="ce4"/>
        <table:table-row table:style-name="ro2"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A la vista</text:p>
          </table:table-cell>
          <table:table-cell table:style-name="Default" office:value-type="string" calcext:value-type="string">
            <text:p>C/de la Máquina, 53, 08850, Gavá, Barcelona</text:p>
          </table:table-cell>
          <table:table-cell table:style-name="Default" office:value-type="float" office:value="936417888" calcext:value-type="float">
            <text:p>936417888</text:p>
          </table:table-cell>
          <table:table-cell table:style-name="Default" office:value-type="float" office:value="123000001" calcext:value-type="float">
            <text:p>123000001</text:p>
          </table:table-cell>
          <table:table-cell table:style-name="Default" office:value-type="string" calcext:value-type="string">
            <text:p>12345678-L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Looking Fly</text:p>
          </table:table-cell>
          <table:table-cell table:style-name="Default" office:value-type="string" calcext:value-type="string">
            <text:p>C. Grimaldo, 10829 Grimaldo, Cáceres</text:p>
          </table:table-cell>
          <table:table-cell table:style-name="Default" office:value-type="float" office:value="779347007" calcext:value-type="float">
            <text:p>779347007</text:p>
          </table:table-cell>
          <table:table-cell table:style-name="Default" office:value-type="float" office:value="923023000" calcext:value-type="float">
            <text:p>923023000</text:p>
          </table:table-cell>
          <table:table-cell table:style-name="Default" office:value-type="string" calcext:value-type="string">
            <text:p>23456789-Ñ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AMJ sl</text:p>
          </table:table-cell>
          <table:table-cell table:style-name="Default" office:value-type="string" calcext:value-type="string">
            <text:p>Travessia Sant Nicasi, 25-5, 08850 Gavà, Barcelona</text:p>
          </table:table-cell>
          <table:table-cell table:style-name="Default" office:value-type="float" office:value="600147523" calcext:value-type="float">
            <text:p>600147523</text:p>
          </table:table-cell>
          <table:table-cell table:style-name="Default" office:value-type="float" office:value="921123743" calcext:value-type="float">
            <text:p>921123743</text:p>
          </table:table-cell>
          <table:table-cell table:style-name="Default" office:value-type="string" calcext:value-type="string">
            <text:p>34567890-T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AWW group</text:p>
          </table:table-cell>
          <table:table-cell table:style-name="Default" office:value-type="string" calcext:value-type="string">
            <text:p>C. Francisco Sarmiento, 13, 09006 Burgos</text:p>
          </table:table-cell>
          <table:table-cell table:style-name="Default" office:value-type="float" office:value="665422647" calcext:value-type="float">
            <text:p>665422647</text:p>
          </table:table-cell>
          <table:table-cell table:style-name="Default" office:value-type="float" office:value="317753742" calcext:value-type="float">
            <text:p>317753742</text:p>
          </table:table-cell>
          <table:table-cell table:style-name="Default" office:value-type="string" calcext:value-type="string">
            <text:p>45678901-U</text:p>
          </table:table-cell>
          <table:table-cell table:number-columns-repeated="1018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pplier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Tomás Rodríguez</text:p>
          </table:table-cell>
          <table:table-cell office:value-type="string" calcext:value-type="string">
            <text:p>C/ Torrents, 7, 08105 Sant Fost de Campsentelles, Barcelona</text:p>
          </table:table-cell>
          <table:table-cell office:value-type="float" office:value="600147523" calcext:value-type="float">
            <text:p>600147523</text:p>
          </table:table-cell>
          <table:table-cell office:value-type="string" calcext:value-type="string">
            <text:p>guillem@mail.com</text:p>
          </table:table-cell>
          <table:table-cell table:style-name="ce9" office:value-type="string" calcext:value-type="string">
            <text:p>2025-04-04 10:25:53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Marina Castro</text:p>
          </table:table-cell>
          <table:table-cell office:value-type="string" calcext:value-type="string">
            <text:p>Miribilla, Ibaiondo, 48003 Bilbao, Vizcaya</text:p>
          </table:table-cell>
          <table:table-cell office:value-type="float" office:value="665422647" calcext:value-type="float">
            <text:p>665422647</text:p>
          </table:table-cell>
          <table:table-cell office:value-type="string" calcext:value-type="string">
            <text:p>marina@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Roger Díaz</text:p>
          </table:table-cell>
          <table:table-cell office:value-type="string" calcext:value-type="string">
            <text:p>P.º San Roque, 17, 05003 Ávila</text:p>
          </table:table-cell>
          <table:table-cell office:value-type="float" office:value="719893485" calcext:value-type="float">
            <text:p>719893485</text:p>
          </table:table-cell>
          <table:table-cell office:value-type="string" calcext:value-type="string">
            <text:p>roger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Marta Hernández</text:p>
          </table:table-cell>
          <table:table-cell office:value-type="string" calcext:value-type="string">
            <text:p>Passeig de Vilanova, 52-58, 08870 Sitges, Barcelona</text:p>
          </table:table-cell>
          <table:table-cell office:value-type="float" office:value="779347007" calcext:value-type="float">
            <text:p>779347007</text:p>
          </table:table-cell>
          <table:table-cell office:value-type="string" calcext:value-type="string">
            <text:p>marta@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Sara Perez</text:p>
          </table:table-cell>
          <table:table-cell office:value-type="string" calcext:value-type="string">
            <text:p>C. Grimaldo, 10829 Grimaldo, Cáceres</text:p>
          </table:table-cell>
          <table:table-cell office:value-type="float" office:value="686843402" calcext:value-type="float">
            <text:p>686843402</text:p>
          </table:table-cell>
          <table:table-cell office:value-type="string" calcext:value-type="string">
            <text:p>sara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Francisco Olivares</text:p>
          </table:table-cell>
          <table:table-cell office:value-type="string" calcext:value-type="string">
            <text:p>Plaza San Juan de la Cruz, 1, 47400 Medina del Campo, Valladolid</text:p>
          </table:table-cell>
          <table:table-cell office:value-type="float" office:value="620741740" calcext:value-type="float">
            <text:p>620741740</text:p>
          </table:table-cell>
          <table:table-cell office:value-type="string" calcext:value-type="string">
            <text:p>paco@mail.com</text:p>
          </table:table-cell>
          <table:table-cell table:style-name="ce9" office:value-type="string" calcext:value-type="string">
            <text:p>2025-01-10 14:02:00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Isabel Navarro</text:p>
          </table:table-cell>
          <table:table-cell office:value-type="string" calcext:value-type="string">
            <text:p>Venta de Baños, 34200, Palencia</text:p>
          </table:table-cell>
          <table:table-cell office:value-type="float" office:value="797548912" calcext:value-type="float">
            <text:p>797548912</text:p>
          </table:table-cell>
          <table:table-cell office:value-type="string" calcext:value-type="string">
            <text:p>isabel@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Ignacio Cruz</text:p>
          </table:table-cell>
          <table:table-cell office:value-type="string" calcext:value-type="string">
            <text:p>Travessia Sant Nicasi, 25-5, 08850 Gavà, Barcelona</text:p>
          </table:table-cell>
          <table:table-cell office:value-type="float" office:value="666401780" calcext:value-type="float">
            <text:p>666401780</text:p>
          </table:table-cell>
          <table:table-cell office:value-type="string" calcext:value-type="string">
            <text:p>ignacio@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David Ruiz</text:p>
          </table:table-cell>
          <table:table-cell office:value-type="string" calcext:value-type="string">
            <text:p>C. Francisco Sarmiento, 13, 09006 Burgos</text:p>
          </table:table-cell>
          <table:table-cell office:value-type="float" office:value="639078363" calcext:value-type="float">
            <text:p>639078363</text:p>
          </table:table-cell>
          <table:table-cell office:value-type="string" calcext:value-type="string">
            <text:p>david@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Mercedes Alonso</text:p>
          </table:table-cell>
          <table:table-cell office:value-type="string" calcext:value-type="string">
            <text:p>Carrer Alcalde Güell, 29-153, 08860 Rat-Penat, Barcelona</text:p>
          </table:table-cell>
          <table:table-cell office:value-type="float" office:value="667095973" calcext:value-type="float">
            <text:p>667095973</text:p>
          </table:table-cell>
          <table:table-cell office:value-type="string" calcext:value-type="string">
            <text:p>merce@mail.com</text:p>
          </table:table-cell>
          <table:table-cell table:style-name="ce9" office:value-type="string" calcext:value-type="string">
            <text:p>2024-12-02 11:45:13</text:p>
          </table:table-cell>
          <table:table-cell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4T09:23:22.203098063</meta:creation-date>
    <dc:date>2025-04-04T11:10:56.453305646</dc:date>
    <meta:editing-duration>PT15M59S</meta:editing-duration>
    <meta:editing-cycles>7</meta:editing-cycles>
    <meta:generator>LibreOffice/7.3.7.2$Linux_X86_64 LibreOffice_project/30$Build-2</meta:generator>
    <meta:document-statistic meta:table-count="3" meta:cell-count="150" meta:object-count="0"/>
  </office:meta>
</office:document-meta>
</file>